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fill-color="#ffffff" fo:min-height="16.256cm"/>
    </style:style>
    <style:style style:name="pr6" style:family="presentation" style:parent-style-name="Predeterminado-subtitle">
      <style:graphic-properties draw:fill-color="#ffffff" draw:auto-grow-height="true" fo:min-height="16.256cm"/>
    </style:style>
    <style:style style:name="pr7" style:family="presentation" style:parent-style-name="Predeterminado-subtitle">
      <style:graphic-properties draw:fill-color="#ffffff" draw:auto-grow-height="true" fo:min-height="10.79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NICIACIÓN A LA PROGRAMACIÓN DE ZOW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EXISTEN MUCHAS BIBLIOTECAS DISPONIBLES EN GITHUB:</text:p>
            <text:list text:style-name="L1">
              <text:list-item>
                <text:p text:style-name="P1"><text:a xlink:href="https://github.com/bqlabs/zowi" xlink:type="simple">https://github.com/bqlabs/zowi</text:a> (LA QUE VAMOS A USAR)</text:p>
              </text:list-item>
              <text:list-item>
                <text:p text:style-name="P1"><text:a xlink:href="https://github.com/bq/bitbloqLibs/" xlink:type="simple">https://github.com/bq/bitbloqLibs/</text:a> (PARA PROGRAMAR VÍA WEB A TRAVÉS DE BITBLOQ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list text:style-name="L1">
              <text:list-item>
                <text:p text:style-name="P1">INSERTAR BIBLIOTECAS</text:p>
              </text:list-item>
              <text:list-item>
                <text:p text:style-name="P1">DECLARAR E INICIALIZAR ZOWI</text:p>
              </text:list-item>
              <text:list-item>
                <text:p text:style-name="P1">AJUSTAR POSICIONES DE LOS SERVOS</text:p>
              </text:list-item>
              <text:list-item>
                <text:p text:style-name="P1">PONER FIRME A ZOWI</text:p>
              </text:list-item>
              <text:list-item>
                <text:p text:style-name="P1">DAR ÓRDENES A ZOW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BIBLIOTECAS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">#include &lt;Servo.h&gt;</text:p>
            <text:p text:style-name="P1">#include &lt;Oscillator.h&gt;</text:p>
            <text:p text:style-name="P1">#include &lt;Zowi.h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DECLARAR ZOW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>//Fuera de setup;</text:p>
            <text:p text:style-name="P1">Zowi z;</text:p>
            <text:p text:style-name="P1"/>
            <text:p text:style-name="P1">//Dentro de setup;</text:p>
            <text:p text:style-name="P1">z.init(2,3,4,5);</text:p>
            <text:p text:style-name="P1">//Los nº hacen referencia a los pines de los servos //cadera izquierda, cadera derecha, tobillo </text:p>
            <text:p text:style-name="P1">//izquierdo, tobillo derecho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AJUSTAR POSICIONES DE LOS SERV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/>
            <text:p text:style-name="P1">//Dentro de setup;</text:p>
            <text:p text:style-name="P1">z.setTrims(0,0,0,0);</text:p>
            <text:p text:style-name="P1">//(Caderas izquierda y derecha, tobillos izquierdo y derecho, ajústese según experiencia)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PONER FIRME A ZOW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/>
            <text:p text:style-name="P1"/>
            <text:p text:style-name="P1"/>
            <text:p text:style-name="P2">z.home();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DAR ÓRDENES A ZOW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z.walk(nº pasos,tiempo en ms,FORWARD/BACKWARD);</text:p>
              </text:list-item>
              <text:list-item>
                <text:p text:style-name="P1">z.turn(nº pasos,tiempo en ms, RIGHT/LEFT);</text:p>
              </text:list-item>
              <text:list-item>
                <text:p text:style-name="P1">z.updown(nºpasos,tiempo en ms,BIG/MEDIUM/SMALL);</text:p>
              </text:list-item>
              <text:list-item>
                <text:p text:style-name="P1">z.moonkwalker(nº pasos, tiempo,ángulo,LEFT/RIGHT);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DAR ÓRDENES A ZOW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z.swing(nº pasos, tiempo, ángulo);</text:p>
              </text:list-item>
              <text:list-item>
                <text:p text:style-name="P1">z.crusaito(nº pasos, tiempo, ángulo, LEFT/RIGHT);</text:p>
              </text:list-item>
              <text:list-item>
                <text:p text:style-name="P1">z.flapping(nº pasos, tiempo, ángulo, FORWARD/BACKWARD);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draw:frame presentation:style-name="pr3" draw:layer="layout" svg:width="25.199cm" svg:height="3.506cm" svg:x="1.4cm" svg:y="0.837cm" presentation:class="title">
          <draw:text-box>
            <text:p>CÓDIGO</text:p>
          </draw:text-box>
        </draw:frame>
        <draw:frame presentation:style-name="pr5" draw:layer="layout" svg:width="25.199cm" svg:height="16.256cm" svg:x="1.4cm" svg:y="0.837cm" presentation:class="subtitle">
          <draw:text-box>
            <text:p>MiPrimerCodigoZowi.in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draw:frame presentation:style-name="pr3" draw:layer="layout" svg:width="25.199cm" svg:height="3.506cm" svg:x="1.4cm" svg:y="0.837cm" presentation:class="title">
          <draw:text-box>
            <text:p>CÓDIGO</text:p>
          </draw:text-box>
        </draw:frame>
        <draw:frame presentation:style-name="pr6" draw:text-style-name="P3" draw:layer="layout" svg:width="25.199cm" svg:height="16.256cm" svg:x="1.4cm" svg:y="0.837cm" presentation:class="subtitle" presentation:user-transformed="true">
          <draw:text-box>
            <text:p text:style-name="P3">//Bibliotecas</text:p>
            <text:p text:style-name="P3">#include &lt;Servo.h&gt;</text:p>
            <text:p text:style-name="P3">#include &lt;Oscillator.h&gt;</text:p>
            <text:p text:style-name="P3">#include &lt;Zowi.h&gt;</text:p>
            <text:p text:style-name="P3"/>
            <text:p text:style-name="P3">//Declaramos Zowi</text:p>
            <text:p text:style-name="P3">Zowi z;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32">
        <draw:frame presentation:style-name="pr3" draw:layer="layout" svg:width="25.199cm" svg:height="3.506cm" svg:x="1.4cm" svg:y="0.837cm" presentation:class="title">
          <draw:text-box>
            <text:p>CÓDIGO</text:p>
          </draw:text-box>
        </draw:frame>
        <draw:frame presentation:style-name="pr6" draw:layer="layout" svg:width="25.199cm" svg:height="16.256cm" svg:x="1.4cm" svg:y="0.837cm" presentation:class="subtitle" presentation:user-transformed="true">
          <draw:text-box>
            <text:p text:style-name="P1">void setup()</text:p>
            <text:p text:style-name="P1">{</text:p>
            <text:p text:style-name="P1">//Inicializamos zowi</text:p>
            <text:p text:style-name="P1"><text:s text:c="4"/>z.init(2,3,4,5);</text:p>
            <text:p text:style-name="P1"><text:s text:c="4"/></text:p>
            <text:p text:style-name="P1"><text:s text:c="2"/>//Ajustamos posiciones de servos</text:p>
            <text:p text:style-name="P1"><text:s text:c="4"/>z.setTrims(0,0,0,0);</text:p>
            <text:p text:style-name="P1">}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>
        <draw:frame presentation:style-name="pr3" draw:layer="layout" svg:width="25.199cm" svg:height="3.506cm" svg:x="1.4cm" svg:y="0.837cm" presentation:class="title">
          <draw:text-box>
            <text:p>CÓDIGO</text:p>
          </draw:text-box>
        </draw:frame>
        <draw:frame presentation:style-name="pr7" draw:text-style-name="P1" draw:layer="layout" svg:width="25.199cm" svg:height="13.927cm" svg:x="1.3cm" svg:y="4.834cm" presentation:class="subtitle" presentation:user-transformed="true">
          <draw:text-box>
            <text:p text:style-name="P1">void loop(){</text:p>
            <text:p text:style-name="P1"><text:s text:c="2"/>z.home();</text:p>
            <text:p text:style-name="P1"><text:s/>z.updown(2,1000,BIG);</text:p>
            <text:p text:style-name="P1"><text:s/>z.walk(4,500,FORWARD);</text:p>
            <text:p text:style-name="P1"><text:s/>z.home();</text:p>
            <text:p text:style-name="P1"><text:s/>delay(2000);</text:p>
            <text:p text:style-name="P1"><text:s/>z.moonwalker(3,2000,45,LEFT);</text:p>
            <text:p text:style-name="P1"><text:s/>z.walk(2,2000,BACKWARD);</text:p>
            <text:p text:style-name="P1"><text:s/>z.home();}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8:38:22.215000000</meta:creation-date>
    <dc:date>2016-01-23T21:25:02.503000000</dc:date>
    <meta:editing-duration>PT10M7S</meta:editing-duration>
    <meta:editing-cycles>3</meta:editing-cycles>
    <meta:generator>LibreOffice/4.1.2.3$Windows_x86 LibreOffice_project/40b2d7fde7e8d2d7bc5a449dc65df4d08a7dd38</meta:generator>
    <meta:document-statistic meta:object-count="70"/>
  </office:meta>
</office:document-meta>
</file>